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ensterbeschriftung">
      <style:graphic-properties fo:min-height="0.414cm"/>
    </style:style>
    <style:style style:name="gr3" style:family="graphic" style:parent-style-name="Fensterbeschriftung">
      <style:graphic-properties fo:min-height="0.314cm"/>
    </style:style>
    <style:style style:name="gr4" style:family="graphic" style:parent-style-name="Fensterbeschriftung">
      <style:graphic-properties fo:min-height="0.364cm"/>
    </style:style>
    <style:style style:name="gr5" style:family="graphic" style:parent-style-name="Fensterbeschriftung">
      <style:graphic-properties fo:min-height="0.3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Fensterbeschriftung">
      <style:graphic-properties fo:min-height="0.444cm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 id7 id8 id9 id10 id11 id12 id13 id14 id15 id16 id17 id18 id19 id20 id21 id22">
        <draw:frame draw:style-name="gr1" draw:text-style-name="P1" xml:id="id1" draw:id="id1" draw:layer="Bildschirm" svg:width="18.983cm" svg:height="11.57cm" svg:x="0.017cm" svg:y="0cm">
          <draw:image xlink:href="../040-040_Konfigurationsmasken.jpg" xlink:type="simple" xlink:show="embed" xlink:actuate="onLoad">
            <text:p/>
          </draw:image>
        </draw:frame>
        <draw:frame draw:style-name="gr2" xml:id="id2" draw:id="id2" draw:layer="annotation" svg:width="3.479cm" svg:height="0.664cm" svg:x="5.919cm" svg:y="4.901cm">
          <draw:text-box>
            <text:p><text:span text:style-name="T1">Eingabefeld</text:span></text:p>
          </draw:text-box>
        </draw:frame>
        <draw:frame draw:style-name="gr3" xml:id="id5" draw:id="id5" draw:layer="annotation" svg:width="1.872cm" svg:height="0.564cm" svg:x="1.89cm" svg:y="4.864cm">
          <draw:text-box>
            <text:p><text:span text:style-name="T2">Löschen</text:span></text:p>
          </draw:text-box>
        </draw:frame>
        <draw:frame draw:style-name="gr4" xml:id="id3" draw:id="id3" draw:layer="annotation" svg:width="2.785cm" svg:height="0.614cm" svg:x="2.464cm" svg:y="2.629cm">
          <draw:text-box>
            <text:p><text:span text:style-name="T2">Name der Maske</text:span></text:p>
          </draw:text-box>
        </draw:frame>
        <draw:frame draw:style-name="gr5" xml:id="id4" draw:id="id4" draw:layer="annotation" svg:width="4.573cm" svg:height="0.645cm" svg:x="10.28cm" svg:y="3.843cm">
          <draw:text-box>
            <text:p><text:span text:style-name="T1">Aktuell wirksamer Wert</text:span></text:p>
          </draw:text-box>
        </draw:frame>
        <draw:line draw:style-name="gr6" draw:text-style-name="P1" xml:id="id6" draw:id="id6" draw:layer="annotation" svg:x1="1.87cm" svg:y1="5.141cm" svg:x2="1.288cm" svg:y2="4.947cm">
          <text:p/>
        </draw:line>
        <draw:frame draw:style-name="gr3" xml:id="id7" draw:id="id7" draw:layer="annotation" svg:width="1.872cm" svg:height="0.564cm" svg:x="1.89cm" svg:y="4.864cm">
          <draw:text-box>
            <text:p><text:span text:style-name="T2">Löschen</text:span></text:p>
          </draw:text-box>
        </draw:frame>
        <draw:frame draw:style-name="gr3" xml:id="id8" draw:id="id8" draw:layer="annotation" svg:width="1.872cm" svg:height="0.564cm" svg:x="2.142cm" svg:y="5.783cm">
          <draw:text-box>
            <text:p><text:span text:style-name="T2">Füllen</text:span></text:p>
          </draw:text-box>
        </draw:frame>
        <draw:line draw:style-name="gr6" draw:text-style-name="P1" xml:id="id9" draw:id="id9" draw:layer="annotation" svg:x1="2.111cm" svg:y1="6.202cm" svg:x2="1.591cm" svg:y2="5.907cm">
          <text:p/>
        </draw:line>
        <draw:frame draw:style-name="gr5" xml:id="id10" draw:id="id10" draw:layer="annotation" svg:width="1.461cm" svg:height="0.645cm" svg:x="12.207cm" svg:y="4.772cm">
          <draw:text-box>
            <text:p><text:span text:style-name="T1">Hilfe</text:span></text:p>
          </draw:text-box>
        </draw:frame>
        <draw:line draw:style-name="gr6" draw:text-style-name="P1" xml:id="id11" draw:id="id11" draw:layer="annotation" svg:x1="12.208cm" svg:y1="5.012cm" svg:x2="9.871cm" svg:y2="6.588cm">
          <text:p/>
        </draw:line>
        <draw:line draw:style-name="gr6" draw:text-style-name="P1" xml:id="id12" draw:id="id12" draw:layer="annotation" svg:x1="11.486cm" svg:y1="4.569cm" svg:x2="10.502cm" svg:y2="5.654cm">
          <text:p/>
        </draw:line>
        <draw:frame draw:style-name="gr5" xml:id="id13" draw:id="id13" draw:layer="annotation" svg:width="3.365cm" svg:height="0.645cm" svg:x="13.826cm" svg:y="5.447cm">
          <draw:text-box>
            <text:p><text:span text:style-name="T1">Parameter Name</text:span></text:p>
          </draw:text-box>
        </draw:frame>
        <draw:line draw:style-name="gr6" draw:text-style-name="P1" xml:id="id14" draw:id="id14" draw:layer="annotation" svg:x1="13.783cm" svg:y1="6.109cm" svg:x2="12.521cm" svg:y2="7.194cm">
          <text:p/>
        </draw:line>
        <draw:line draw:style-name="gr6" draw:text-style-name="P1" xml:id="id15" draw:id="id15" draw:layer="annotation" svg:x1="2.822cm" svg:y1="2.642cm" svg:x2="1.162cm" svg:y2="1.489cm">
          <text:p/>
        </draw:line>
        <draw:frame draw:style-name="gr4" xml:id="id16" draw:id="id16" draw:layer="annotation" svg:width="2.623cm" svg:height="0.614cm" svg:x="3.176cm" svg:y="1.681cm">
          <draw:text-box>
            <text:p><text:span text:style-name="T2">Aktiver Auszug</text:span></text:p>
          </draw:text-box>
        </draw:frame>
        <draw:line draw:style-name="gr6" draw:text-style-name="P1" xml:id="id17" draw:id="id17" draw:layer="annotation" svg:x1="3.156cm" svg:y1="2.145cm" svg:x2="2.727cm" svg:y2="1.514cm">
          <text:p/>
        </draw:line>
        <draw:line draw:style-name="gr6" draw:text-style-name="P1" xml:id="id18" draw:id="id18" draw:layer="annotation" svg:x1="5.925cm" svg:y1="5.245cm" svg:x2="5.137cm" svg:y2="5.782cm">
          <text:p/>
        </draw:line>
        <draw:frame draw:style-name="gr7" xml:id="id19" draw:id="id19" draw:layer="layout" svg:width="3.544cm" svg:height="0.694cm" svg:x="11.587cm" svg:y="2.288cm">
          <draw:text-box>
            <text:p><text:span text:style-name="T2">Werte Aktualisieren</text:span></text:p>
          </draw:text-box>
        </draw:frame>
        <draw:line draw:style-name="gr6" draw:text-style-name="P1" xml:id="id20" draw:id="id20" draw:layer="layout" svg:x1="13.91cm" svg:y1="2.272cm" svg:x2="14.489cm" svg:y2="1.509cm">
          <text:p/>
        </draw:line>
        <draw:frame draw:style-name="gr4" xml:id="id21" draw:id="id21" draw:layer="layout" svg:width="2.623cm" svg:height="0.614cm" svg:x="8.595cm" svg:y="0.517cm">
          <draw:text-box>
            <text:p><text:span text:style-name="T2">Suchen</text:span></text:p>
          </draw:text-box>
        </draw:frame>
        <draw:line draw:style-name="gr6" draw:text-style-name="P1" xml:id="id22" draw:id="id22" draw:layer="layout" svg:x1="8.583cm" svg:y1="0.807cm" svg:x2="7.574cm" svg:y2="1.1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nsterbeschriftung" style:family="graphic" style:parent-style-name="standard">
      <style:graphic-properties draw:stroke-dash="Dashed_20__28_var_29__20_4" draw:fill-color="#ffffff" draw:fill-gradient-name="Gradient_20_8" draw:fill-hatch-name="Hatching_20_1" draw:fill-image-name="Bitmap_20_1" draw:fill-image-width="0cm" draw:fill-image-height="0cm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19cm" fo:page-height="11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asdfasdfasdf</svg:title>
      </draw:layer>
      <draw:layer draw:name="background"/>
      <draw:layer draw:name="backgroundobjects"/>
      <draw:layer draw:name="controls"/>
      <draw:layer draw:name="measurelines"/>
      <draw:layer draw:name="Bildschirm"/>
      <draw:layer draw:name="annota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0T11:50:33.059948564</dc:date>
    <meta:editing-duration>PT3H50M47S</meta:editing-duration>
    <meta:editing-cycles>8</meta:editing-cycles>
    <meta:generator>LibreOffice/5.2.2.2$MacOSX_X86_64 LibreOffice_project/8f96e87c890bf8fa77463cd4b640a2312823f3ad</meta:generator>
    <meta:document-statistic meta:object-count="22"/>
  </office:meta>
</office:document-meta>
</file>